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ADD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ADD.getLoca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ADD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SVSSADD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ADD.setLocalpath( Path loca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ADD.setAutoresponse( String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ADD.setWritable( boolean wr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